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2d0" officeooo:paragraph-rsid="000e72d0"/>
    </style:style>
    <style:style style:name="P2" style:family="paragraph" style:parent-style-name="Standard">
      <style:text-properties officeooo:rsid="000fd6b4" officeooo:paragraph-rsid="000fd6b4"/>
    </style:style>
    <style:style style:name="P3" style:family="paragraph" style:parent-style-name="Standard">
      <style:text-properties officeooo:rsid="0010429a" officeooo:paragraph-rsid="0010429a"/>
    </style:style>
    <style:style style:name="P4" style:family="paragraph" style:parent-style-name="Standard">
      <style:text-properties fo:font-weight="bold" officeooo:rsid="000fd6b4" officeooo:paragraph-rsid="000fd6b4" style:font-weight-asian="bold" style:font-weight-complex="bold"/>
    </style:style>
    <style:style style:name="P5" style:family="paragraph" style:parent-style-name="Standard">
      <style:text-properties fo:font-weight="bold" officeooo:rsid="0010429a" officeooo:paragraph-rsid="0010429a" style:font-weight-asian="bold" style:font-weight-complex="bold"/>
    </style:style>
    <style:style style:name="P6" style:family="paragraph" style:parent-style-name="Standard">
      <style:text-properties fo:font-weight="bold" officeooo:rsid="00122105" officeooo:paragraph-rsid="00122105" style:font-weight-asian="bold" style:font-weight-complex="bold"/>
    </style:style>
    <style:style style:name="P7" style:family="paragraph" style:parent-style-name="Standard">
      <style:text-properties fo:font-weight="bold" officeooo:rsid="00108d60" officeooo:paragraph-rsid="00108d60" style:font-weight-asian="bold" style:font-weight-complex="bold"/>
    </style:style>
    <style:style style:name="P8" style:family="paragraph" style:parent-style-name="Standard">
      <style:text-properties fo:font-weight="normal" officeooo:rsid="0010429a" officeooo:paragraph-rsid="0010429a" style:font-weight-asian="normal" style:font-weight-complex="normal"/>
    </style:style>
    <style:style style:name="P9" style:family="paragraph" style:parent-style-name="Standard">
      <style:text-properties fo:font-weight="normal" officeooo:rsid="00108d60" officeooo:paragraph-rsid="00108d60" style:font-weight-asian="normal" style:font-weight-complex="normal"/>
    </style:style>
    <style:style style:name="P10" style:family="paragraph" style:parent-style-name="Standard">
      <style:text-properties fo:font-weight="normal" officeooo:rsid="00122105" officeooo:paragraph-rsid="00122105" style:font-weight-asian="normal" style:font-weight-complex="normal"/>
    </style:style>
    <style:style style:name="P11" style:family="paragraph" style:parent-style-name="Standard">
      <style:text-properties fo:font-weight="normal" officeooo:rsid="0013ba4b" officeooo:paragraph-rsid="0013ba4b" style:font-weight-asian="normal" style:font-weight-complex="normal"/>
    </style:style>
    <style:style style:name="P12" style:family="paragraph" style:parent-style-name="Standard">
      <style:text-properties officeooo:paragraph-rsid="0013ba4b"/>
    </style:style>
    <style:style style:name="P13" style:family="paragraph" style:parent-style-name="Standard">
      <style:text-properties officeooo:rsid="000fd6b4" officeooo:paragraph-rsid="000fd6b4"/>
    </style:style>
    <style:style style:name="T1" style:family="text">
      <style:text-properties officeooo:rsid="000fd6b4"/>
    </style:style>
    <style:style style:name="T2" style:family="text">
      <style:text-properties officeooo:rsid="0010429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#ffff00" loext:char-shading-value="0" style:font-weight-asian="bold" style:font-weight-complex="bold"/>
    </style:style>
    <style:style style:name="T5" style:family="text">
      <style:text-properties fo:font-weight="bold" fo:background-color="#ffff38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0429a" style:font-weight-asian="normal" style:font-weight-complex="normal"/>
    </style:style>
    <style:style style:name="T8" style:family="text">
      <style:text-properties fo:font-weight="normal" officeooo:rsid="0013ba4b" style:font-weight-asian="normal" style:font-weight-complex="normal"/>
    </style:style>
    <style:style style:name="T9" style:family="text">
      <style:text-properties fo:font-style="normal" fo:font-weight="normal" officeooo:rsid="0010429a" style:font-style-asian="normal" style:font-weight-asian="normal" style:font-style-complex="normal" style:font-weight-complex="normal"/>
    </style:style>
    <style:style style:name="T10" style:family="text">
      <style:text-properties fo:background-color="#e6e905" loext:char-shading-value="0"/>
    </style:style>
    <style:style style:name="T11" style:family="text">
      <style:text-properties fo:color="#55308d" fo:font-style="italic" fo:font-weight="bold" fo:background-color="#e6e905" loext:char-shading-value="0" style:font-style-asian="italic" style:font-weight-asian="bold" style:font-style-complex="italic" style:font-weight-complex="bold"/>
    </style:style>
    <style:style style:name="T12" style:family="text">
      <style:text-properties officeooo:rsid="0017d1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@2 linux course learnin<text:span text:style-name="T1">g:</text:span></text:p>
      <text:p text:style-name="P1"/>
      <text:p text:style-name="P2"><text:span text:style-name="T3">whoami </text:span>: <text:span text:style-name="T2">ma ko hu for ex root or kali_37</text:span></text:p>
      <text:p text:style-name="P2"/>
      <text:p text:style-name="P3">&gt;&gt;</text:p>
      <text:p text:style-name="P2">kali_37@kali-37:~$ whoami</text:p>
      <text:p text:style-name="P2">kali_37</text:p>
      <text:p text:style-name="P2">kali_37@kali-37:~$ sudo su <text:span text:style-name="T12"># aaba root ko power aaunxa so no need to type sudo at all</text:span></text:p>
      <text:p text:style-name="P2"/>
      <text:p text:style-name="P2">root@kali-37:/home/kali_37# whoami</text:p>
      <text:p text:style-name="P2">root</text:p>
      <text:p text:style-name="P2">root@kali-37:/home/kali_37# sudo su - kali_37</text:p>
      <text:p text:style-name="P2">kali_37@kali-37:~$ whoami</text:p>
      <text:p text:style-name="P2">kali_37</text:p>
      <text:p text:style-name="P2"/>
      <text:p text:style-name="P3">&lt;&lt;</text:p>
      <text:p text:style-name="P2"/>
      <text:p text:style-name="P2"/>
      <text:p text:style-name="P4"><text:s text:c="4"/>netstats: <text:span text:style-name="T2">shows network status</text:span></text:p>
      <text:p text:style-name="P4"><text:s text:c="4"/>hostname </text:p>
      <text:p text:style-name="P4"><text:s text:c="4"/>uname : name linux flavour</text:p>
      <text:p text:style-name="P4"><text:s text:c="4"/>ip </text:p>
      <text:p text:style-name="P4"><text:s text:c="4"/><text:span text:style-name="T2">i</text:span>fconfig</text:p>
      <text:p text:style-name="P4"/>
      <text:p text:style-name="P2"/>
      <text:p text:style-name="P3">&gt;&gt; </text:p>
      <text:p text:style-name="P3">kali_37@kali-37:~$ hostname</text:p>
      <text:p text:style-name="P3">kali-37</text:p>
      <text:p text:style-name="P3">kali_37@kali-37:~$ uname</text:p>
      <text:p text:style-name="P3">Linux</text:p>
      <text:p text:style-name="P3">kali_37@kali-37:~$ ip</text:p>
      <text:p text:style-name="P3">Usage: ip [ OPTIONS ] OBJECT { COMMAND | help }</text:p>
      <text:p text:style-name="P3"><text:s text:c="7"/>ip [ -force ] -batch filename</text:p>
      <text:p text:style-name="P3">where <text:s/>OBJECT := { link | address | addrlabel | route | rule | neigh | ntable |</text:p>
      <text:p text:style-name="P3"><text:s text:c="19"/>tunnel | tuntap | maddress | mroute | mrule | monitor | xfrm |</text:p>
      <text:p text:style-name="P3"><text:s text:c="19"/>netns | l2tp | fou | macsec | tcp_metrics | token | netconf | ila |</text:p>
      <text:p text:style-name="P3"><text:s text:c="19"/>vrf | sr | nexthop }</text:p>
      <text:p text:style-name="P3"><text:s text:c="7"/>OPTIONS := { -V[ersion] | -s[tatistics] | -d[etails] | -r[esolve] |</text:p>
      <text:p text:style-name="P3"><text:s text:c="20"/>-h[uman-readable] | -iec | -j[son] | -p[retty] |</text:p>
      <text:p text:style-name="P3"><text:s text:c="20"/>-f[amily] { inet | inet6 | mpls | bridge | link } |</text:p>
      <text:p text:style-name="P3"><text:s text:c="20"/>-4 | -6 | -I | -D | -M | -B | -0 |</text:p>
      <text:p text:style-name="P3"><text:s text:c="20"/>-l[oops] { maximum-addr-flush-attempts } | -br[ief] |</text:p>
      <text:p text:style-name="P3"><text:s text:c="20"/>-o[neline] | -t[imestamp] | -ts[hort] | -b[atch] [filename] |</text:p>
      <text:p text:style-name="P3"><text:s text:c="20"/>-rc[vbuf] [size] | -n[etns] name | -N[umeric] | -a[ll] |</text:p>
      <text:p text:style-name="P3"><text:s text:c="20"/>-c[olor]}</text:p>
      <text:p text:style-name="P3">kali_37@kali-37:~$ ifconfig</text:p>
      <text:p text:style-name="P3">enp9s0: flags=4099&lt;UP,BROADCAST,MULTICAST&gt; <text:s/>mtu 1500</text:p>
      <text:p text:style-name="P3"><text:s text:c="8"/>ether 20:1a:06:22:88:09 <text:s/>txqueuelen 1000 <text:s/>(Ethernet)</text:p>
      <text:p text:style-name="P3"><text:s text:c="8"/>RX packets 0 <text:s/>bytes 0 (0.0 B)</text:p>
      <text:p text:style-name="P3"><text:soft-page-break/><text:s text:c="8"/>RX errors 0 <text:s/>dropped 0 <text:s/>overruns 0 <text:s/>frame 0</text:p>
      <text:p text:style-name="P3"><text:s text:c="8"/>TX packets 0 <text:s/>bytes 0 (0.0 B)</text:p>
      <text:p text:style-name="P3"><text:s text:c="8"/>TX errors 0 <text:s/>dropped 0 overruns 0 <text:s/>carrier 0 <text:s/>collisions 0</text:p>
      <text:p text:style-name="P3"><text:s text:c="8"/>device interrupt 18 <text:s/></text:p>
      <text:p text:style-name="P3"/>
      <text:p text:style-name="P3">lo: flags=73&lt;UP,LOOPBACK,RUNNING&gt; <text:s/>mtu 65536</text:p>
      <text:p text:style-name="P3"><text:s text:c="8"/>inet 127.0.0.1 <text:s/>netmask 255.0.0.0</text:p>
      <text:p text:style-name="P3"><text:s text:c="8"/>inet6 ::1 <text:s/>prefixlen 128 <text:s/>scopeid 0x10&lt;host&gt;</text:p>
      <text:p text:style-name="P3"><text:s text:c="8"/>loop <text:s/>txqueuelen 1000 <text:s/>(Local Loopback)</text:p>
      <text:p text:style-name="P3"><text:s text:c="8"/>RX packets 7747 <text:s/>bytes 839559 (839.5 KB)</text:p>
      <text:p text:style-name="P3"><text:s text:c="8"/>RX errors 0 <text:s/>dropped 0 <text:s/>overruns 0 <text:s/>frame 0</text:p>
      <text:p text:style-name="P3"><text:s text:c="8"/>TX packets 7747 <text:s/>bytes 839559 (839.5 KB)</text:p>
      <text:p text:style-name="P3"><text:s text:c="8"/>TX errors 0 <text:s/>dropped 0 overruns 0 <text:s/>carrier 0 <text:s/>collisions 0</text:p>
      <text:p text:style-name="P3"/>
      <text:p text:style-name="P3">wlp8s0: flags=4163&lt;UP,BROADCAST,RUNNING,MULTICAST&gt; <text:s/>mtu 1500</text:p>
      <text:p text:style-name="P3"><text:s text:c="8"/>inet 192.168.1.66 <text:s/>netmask 255.255.255.0 <text:s/>broadcast 192.168.1.255</text:p>
      <text:p text:style-name="P3"><text:s text:c="8"/>inet6 2400:1a00:b1e0:7a9:c778:d8e5:276c:ecf0 <text:s/>prefixlen 64 <text:s/>scopeid 0x0&lt;global&gt;</text:p>
      <text:p text:style-name="P3"><text:s text:c="8"/>inet6 fe80::8db:e263:bb5c:d7ae <text:s/>prefixlen 64 <text:s/>scopeid 0x20&lt;link&gt;</text:p>
      <text:p text:style-name="P3"><text:s text:c="8"/>inet6 2400:1a00:b1e0:7a9:1cb0:6c25:485b:7e8a <text:s/>prefixlen 64 <text:s/>scopeid 0x0&lt;global&gt;</text:p>
      <text:p text:style-name="P3"><text:s text:c="8"/>ether a4:db:30:27:3f:95 <text:s/>txqueuelen 1000 <text:s/>(Ethernet)</text:p>
      <text:p text:style-name="P3"><text:s text:c="8"/>RX packets 1095721 <text:s/>bytes 1392700766 (1.3 GB)</text:p>
      <text:p text:style-name="P3"><text:s text:c="8"/>RX errors 0 <text:s/>dropped 0 <text:s/>overruns 0 <text:s/>frame 0</text:p>
      <text:p text:style-name="P3"><text:s text:c="8"/>TX packets 322490 <text:s/>bytes 46851470 (46.8 MB)</text:p>
      <text:p text:style-name="P3"><text:s text:c="8"/>TX errors 0 <text:s/>dropped 0 overruns 0 <text:s/>carrier 0 <text:s/>collisions 0</text:p>
      <text:p text:style-name="P3"/>
      <text:p text:style-name="P3">&gt;&gt;</text:p>
      <text:p text:style-name="P2"/>
      <text:p text:style-name="P4">who : <text:span text:style-name="T6">ko ho </text:span></text:p>
      <text:p text:style-name="P4">ps <text:span text:style-name="T6">: </text:span><text:span text:style-name="T7">show process status</text:span></text:p>
      <text:p text:style-name="P4">lsusb: <text:span text:style-name="T9">l</text:span><text:span text:style-name="T6">ist usb devices </text:span></text:p>
      <text:p text:style-name="P4">lsof : <text:span text:style-name="T6">list open files</text:span></text:p>
      <text:p text:style-name="P4">ss: <text:span text:style-name="T7">investigate sockets</text:span></text:p>
      <text:p text:style-name="P4"/>
      <text:p text:style-name="P5">&gt;&gt;</text:p>
      <text:p text:style-name="P8">kali_37@kali-37:~$ who</text:p>
      <text:p text:style-name="P8">kali_37 <text:s/>:0 <text:s text:c="10"/>2021-11-25 08:48 (:0)</text:p>
      <text:p text:style-name="P8">kali_37@kali-37:~$ ps</text:p>
      <text:p text:style-name="P8"><text:s text:c="4"/>PID TTY <text:s text:c="9"/>TIME CMD</text:p>
      <text:p text:style-name="P8"><text:s/>415968 pts/0 <text:s text:c="3"/>00:00:00 bash</text:p>
      <text:p text:style-name="P8"><text:s/>421656 pts/0 <text:s text:c="3"/>00:00:00 bash</text:p>
      <text:p text:style-name="P8"><text:s/>422026 pts/0 <text:s text:c="3"/>00:00:00 bash</text:p>
      <text:p text:style-name="P8"><text:s/>427829 pts/0 <text:s text:c="3"/>00:00:00 bash</text:p>
      <text:p text:style-name="P8"><text:s/>434201 pts/0 <text:s text:c="3"/>00:00:00 ps</text:p>
      <text:p text:style-name="P8">kali_37@kali-37:~$ lsusb</text:p>
      <text:p text:style-name="P8">Bus 002 Device 002: ID 8087:8000 Intel Corp. </text:p>
      <text:p text:style-name="P8">Bus 002 Device 001: ID 1d6b:0002 Linux Foundation 2.0 root hub</text:p>
      <text:p text:style-name="P8">Bus 001 Device 002: ID 8087:8008 Intel Corp. </text:p>
      <text:p text:style-name="P8">Bus 001 Device 001: ID 1d6b:0002 Linux Foundation 2.0 root hub</text:p>
      <text:p text:style-name="P8">Bus 004 Device 001: ID 1d6b:0003 Linux Foundation 3.0 root hub</text:p>
      <text:p text:style-name="P8"><text:soft-page-break/>Bus 003 Device 003: ID 0bda:0129 Realtek Semiconductor Corp. RTS5129 Card Reader Controller</text:p>
      <text:p text:style-name="P8">Bus 003 Device 002: ID 174f:114f Syntek Lenovo EasyCamera</text:p>
      <text:p text:style-name="P8">Bus 003 Device 001: ID 1d6b:0002 Linux Foundation 2.0 root hub</text:p>
      <text:p text:style-name="P8"/>
      <text:p text:style-name="P8">&lt;&lt;</text:p>
      <text:p text:style-name="P8"/>
      <text:p text:style-name="P8">NOW <text:s/>the most imp comes here:</text:p>
      <text:p text:style-name="P8">man <text:s/>“the thing you want to know whatever the code you don’t know”<text:line-break/>like typically anything</text:p>
      <text:p text:style-name="P8">man whoami # it’s gives you the novel :) to the code whoami</text:p>
      <text:p text:style-name="P8">man ls</text:p>
      <text:p text:style-name="P8">man apt <text:s/># typically anything you want</text:p>
      <text:p text:style-name="P8"/>
      <text:p text:style-name="P8">or </text:p>
      <text:p text:style-name="P9">for help but about code to type typically but not about description “ -- help”</text:p>
      <text:p text:style-name="P9">uname : --help </text:p>
      <text:p text:style-name="P9"/>
      <text:p text:style-name="P10">And what if we didn’t remember anything about the command is:<text:line-break/>Linux have these solutions too;;</text:p>
      <text:p text:style-name="P12"><text:span text:style-name="T8">The most beautiful command </text:span><text:span text:style-name="T11">apropos</text:span></text:p>
      <text:p text:style-name="P10">for example I <text:s/>swiched USB device and want to do something I know but I don’t knew any command related USB ,, then at this movement we can use</text:p>
      <text:p text:style-name="P10">I have idea what to do with USB but don’t know what the command is </text:p>
      <text:p text:style-name="P10">let’s suppose the idea is to list whatever the usb are there in pc but don’t know the code </text:p>
      <text:p text:style-name="P10">:~$ <text:span text:style-name="T10">apropos</text:span> usb</text:p>
      <text:p text:style-name="P10">then it will print every command related to usb with short comment on whatever the command is;</text:p>
      <text:p text:style-name="P10">really cool huh,&lt;</text:p>
      <text:p text:style-name="P10"/>
      <text:p text:style-name="P10"/>
      <text:p text:style-name="P10">&lt;&lt;&lt;</text:p>
      <text:p text:style-name="P10">kali_37@kali-37:~$ <text:s/><text:span text:style-name="T5">apropos</text:span> usb</text:p>
      <text:p text:style-name="P10">hp-config_usb_printer (1) - HP device config using USB</text:p>
      <text:p text:style-name="P10">ippusbxd (8) <text:s text:c="8"/>- Communication driver for IPP-over-USB class printers</text:p>
      <text:p text:style-name="P6">lsusb (8) <text:s text:c="8"/>- list USB devices <text:s text:c="3"/># we found what we were shearching for I.e to list usb devices <text:s/>,:)</text:p>
      <text:p text:style-name="P10">sane-canon630u (5) <text:s text:c="2"/>- SANE backend for the Canon 630u USB flatbed scanner</text:p>
      <text:p text:style-name="P10">sane-cardscan (5) <text:s text:c="3"/>- SANE backend for Corex CardScan usb scanners</text:p>
      <text:p text:style-name="P10">sane-epjitsu (5) <text:s text:c="4"/>- SANE backend for Epson-based Fujitsu USB scanners.</text:p>
      <text:p text:style-name="P10">sane-find-scanner (1) - find SCSI and USB scanners and their device files</text:p>
      <text:p text:style-name="P10">sane-genesys (5) <text:s text:c="4"/>- SANE backend for GL646, GL841, GL843, GL847 and GL124 ...</text:p>
      <text:p text:style-name="P10">sane-gt68xx (5) <text:s text:c="5"/>- SANE backend for GT-68XX based USB flatbed scanners</text:p>
      <text:p text:style-name="P10">sane-kvs1025 (5) <text:s text:c="4"/>- SANE backend for Panasonic KV-S102xC USB ADF scanners.</text:p>
      <text:p text:style-name="P10">sane-kvs20xx (5) <text:s text:c="4"/>- SANE backend for Panasonic KV-S20xxC USB/SCSI ADF scan...</text:p>
      <text:p text:style-name="P10">sane-kvs40xx (5) <text:s text:c="4"/>- SANE backend for Panasonic KV-S40xxC USB/SCSI ADF scan...</text:p>
      <text:p text:style-name="P10">sane-ma1509 (5) <text:s text:c="5"/>- SANE backend for Mustek BearPaw 1200F USB scanner</text:p>
      <text:p text:style-name="P10">sane-mustek_usb (5) <text:s/>- SANE backend for Mustek USB flatbed scanners</text:p>
      <text:p text:style-name="P10">sane-mustek_usb2 (5) - SANE backend for SQ113 based USB flatbed scanners</text:p>
      <text:p text:style-name="P10">sane-pieusb (5) <text:s text:c="5"/>- SANE backend for USB-connected PIE PowerSlide and Refl...</text:p>
      <text:p text:style-name="P10">sane-plustek (5) <text:s text:c="4"/>- SANE backend for LM983[1/2/3] based USB flatbed scanners</text:p>
      <text:p text:style-name="P10"><text:soft-page-break/>sane-sm3600 (5) <text:s text:c="5"/>- SANE backend for Microtek scanners with M011 USB chip</text:p>
      <text:p text:style-name="P10">sane-sm3840 (5) <text:s text:c="5"/>- SANE backend for Microtek scanners with SCAN08 USB chip</text:p>
      <text:p text:style-name="P10">sane-u12 (5) <text:s text:c="8"/>- SANE backend for Plustek USB flatbed scanners, based o...</text:p>
      <text:p text:style-name="P10">sane-usb (5) <text:s text:c="8"/>- USB configuration tips for SANE</text:p>
      <text:p text:style-name="P10">usb-creator-gtk (8) <text:s/>- Ubuntu startup disk creation tool for Gtk+</text:p>
      <text:p text:style-name="P10">usb-devices (1) <text:s text:c="5"/>- print USB device details</text:p>
      <text:p text:style-name="P10">usb_modeswitch (1) <text:s text:c="2"/>- control the mode of 'multi-state' USB devices</text:p>
      <text:p text:style-name="P10">usb_modeswitch_dispatcher (1) - Linux wrapper for usb_modeswitch (not intende...</text:p>
      <text:p text:style-name="P10">usb_printerid (1) <text:s text:c="3"/>- prints the ID of the printer on a USB port</text:p>
      <text:p text:style-name="P10">usbhid-dump (8) <text:s text:c="5"/>- dump USB HID device report descriptors and streams</text:p>
      <text:p text:style-name="P10">usbmuxd (8) <text:s text:c="9"/>- Expose a socket to multiplex connections from and to i...</text:p>
      <text:p text:style-name="P10">kali_37@kali-37:~$ <text:s/></text:p>
      <text:p text:style-name="P10"/>
      <text:p text:style-name="P10"/>
      <text:p text:style-name="P10"/>
      <text:p text:style-name="P11">so we can conclude linux 99% information is <text:span text:style-name="T4">apropos </text:span></text:p>
      <text:p text:style-name="P7"/>
      <text:p text:style-name="P9"/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3:54:55.699798324</meta:creation-date>
    <dc:date>2021-11-26T15:46:37.059359468</dc:date>
    <meta:editing-duration>PT20M2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137" meta:word-count="1016" meta:character-count="6711" meta:non-whitespace-character-count="5200"/>
  </office:meta>
</office:document-meta>
</file>